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dc7b" officeooo:paragraph-rsid="0004dc7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dc7b" officeooo:paragraph-rsid="0004dc7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dc7b" officeooo:paragraph-rsid="0004dc7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HTML</text:p>
      <text:p text:style-name="P1"/>
      <text:p text:style-name="P2">Roll No. 2002</text:p>
      <text:p text:style-name="P2">Batch<text:tab/> <text:s text:c="2"/>K-10</text:p>
      <text:p text:style-name="P2"/>
      <text:p text:style-name="P2">MAIN.html</text:p>
      <text:p text:style-name="P2"/>
      <text:p text:style-name="P2"><text:span text:style-name="T1">&lt;html&gt;</text:span></text:p>
      <text:p text:style-name="P2"><text:span text:style-name="T1"></text:span></text:p>
      <text:p text:style-name="P2"><text:span text:style-name="T1"><text:tab/>&lt;title&gt; SQUADS &lt;/title&gt;</text:span></text:p>
      <text:p text:style-name="P2"><text:span text:style-name="T1"></text:span></text:p>
      <text:p text:style-name="P2"><text:span text:style-name="T1"><text:s text:c="2"/><text:tab/> <text:s/>&lt;head&gt;</text:span></text:p>
      <text:p text:style-name="P2"><text:span text:style-name="T1"></text:span></text:p>
      <text:p text:style-name="P2"><text:span text:style-name="T1"><text:tab/><text:tab/>&lt;h2 style = "color:DodgerBlue;"&gt;</text:span></text:p>
      <text:p text:style-name="P2"><text:span text:style-name="T1"><text:tab/><text:tab/>&lt;div align = "center"&gt;</text:span></text:p>
      <text:p text:style-name="P2"><text:span text:style-name="T1"><text:tab/><text:tab/><text:tab/>WORLD CUP SQUADS</text:span></text:p>
      <text:p text:style-name="P2"><text:span text:style-name="T1"><text:tab/><text:tab/>&lt;/div&gt;</text:span></text:p>
      <text:p text:style-name="P2"><text:span text:style-name="T1"><text:tab/><text:tab/>&lt;/h2&gt;</text:span></text:p>
      <text:p text:style-name="P2"><text:span text:style-name="T1"></text:span></text:p>
      <text:p text:style-name="P2"><text:span text:style-name="T1"><text:tab/>&lt;/head&gt;</text:span></text:p>
      <text:p text:style-name="P2"><text:span text:style-name="T1"></text:span></text:p>
      <text:p text:style-name="P2"><text:span text:style-name="T1"><text:tab/>&lt;body&gt;</text:span></text:p>
      <text:p text:style-name="P2"><text:span text:style-name="T1"></text:span></text:p>
      <text:p text:style-name="P2"><text:span text:style-name="T1"><text:tab/><text:tab/>&lt;iframe src="starter.html" width="75%" height="50%" align="right" name="WC"style="background-color: rgb(0,143,149);"&gt;&lt;/iframe&gt;</text:span></text:p>
      <text:p text:style-name="P2"><text:span text:style-name="T1"></text:span></text:p>
      <text:p text:style-name="P2"><text:span text:style-name="T1"><text:tab/><text:tab/>&lt;div style="float:left; width:20%; height:50%;background-color:rgb(74,189,172); color:white;"&gt;</text:span></text:p>
      <text:p text:style-name="P2"><text:span text:style-name="T1"><text:tab/><text:tab/><text:tab/><text:tab/>&lt;ul&gt;</text:span></text:p>
      <text:p text:style-name="P2"><text:span text:style-name="T1"><text:tab/><text:tab/><text:tab/><text:tab/><text:tab/>&lt;li&gt; &lt;a href="europe.html" target="WC"&gt;&lt;h3&gt;Europe&lt;/h3&gt;&lt;/a&gt;&lt;/li&gt;</text:span></text:p>
      <text:p text:style-name="P2"><text:span text:style-name="T1"><text:tab/><text:tab/><text:tab/><text:tab/><text:tab/>&lt;li&gt; &lt;a href="america.html" target="WC"&gt;&lt;h3&gt;America&lt;/h3&gt;&lt;/a&gt;&lt;/li&gt;</text:span></text:p>
      <text:p text:style-name="P2"><text:span text:style-name="T1"><text:tab/><text:tab/><text:tab/><text:tab/><text:tab/>&lt;li&gt; &lt;a href="asia.html" target="WC"&gt;&lt;h3&gt;Asia&lt;/h3&gt;&lt;/a&gt;&lt;/li&gt;</text:span></text:p>
      <text:p text:style-name="P2"><text:span text:style-name="T1"><text:tab/><text:tab/><text:tab/><text:tab/>&lt;/ul&gt;</text:span></text:p>
      <text:p text:style-name="P2"><text:span text:style-name="T1"><text:tab/><text:tab/>&lt;/div&gt;</text:span></text:p>
      <text:p text:style-name="P2"><text:span text:style-name="T1"></text:span></text:p>
      <text:p text:style-name="P2"><text:span text:style-name="T1"><text:tab/>&lt;body&gt;</text:span></text:p>
      <text:p text:style-name="P2"><text:span text:style-name="T1"></text:span></text:p>
      <text:p text:style-name="P2"><text:span text:style-name="T1"></text:span></text:p>
      <text:p text:style-name="P2"><text:span text:style-name="T1">&lt;/html&gt;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urope.html</text:p>
      <text:p text:style-name="P2"/>
      <text:p text:style-name="P3">&lt;html&gt;</text:p>
      <text:p text:style-name="P3"></text:p>
      <text:p text:style-name="P3"><text:s text:c="4"/>&lt;body&gt;</text:p>
      <text:p text:style-name="P3"><text:s text:c="9"/>&lt;a href="esp_squad.html" target="_blank"&gt;</text:p>
      <text:p text:style-name="P3"><text:s text:c="12"/>&lt;img src="spain.png" style="width:33%;height:100%;border:0;"&gt;</text:p>
      <text:p text:style-name="P3"><text:s text:c="8"/>&lt;/a&gt;</text:p>
      <text:p text:style-name="P3"></text:p>
      <text:p text:style-name="P3"><text:s text:c="8"/>&lt;a href="ger_squad.html" target="_blank"&gt;</text:p>
      <text:p text:style-name="P3"><text:s text:c="12"/>&lt;img src="germany.png" style="width:33%;height:100%;border:0;"&gt;</text:p>
      <text:p text:style-name="P3"><text:s text:c="8"/>&lt;/a&gt;</text:p>
      <text:p text:style-name="P3"></text:p>
      <text:p text:style-name="P3"><text:s text:c="8"/>&lt;a href="eng_squad.html" target="_blank"&gt;</text:p>
      <text:p text:style-name="P3"><text:s text:c="12"/>&lt;img src="england.jpeg" style="width:33%;height:100%;border:0;"&gt;</text:p>
      <text:p text:style-name="P3"><text:s text:c="8"/>&lt;/a&gt;</text:p>
      <text:p text:style-name="P3"><text:s text:c="4"/>&lt;/body&gt;</text:p>
      <text:p text:style-name="P3"></text:p>
      <text:p text:style-name="P3">&lt;/html&gt;</text:p>
      <text:p text:style-name="P3"></text:p>
      <text:p text:style-name="P3"/>
      <text:p text:style-name="P2">America.html</text:p>
      <text:p text:style-name="P2"/>
      <text:p text:style-name="P3">&lt;html&gt;</text:p>
      <text:p text:style-name="P3"></text:p>
      <text:p text:style-name="P3"><text:s text:c="4"/>&lt;body&gt;</text:p>
      <text:p text:style-name="P3"><text:s text:c="9"/>&lt;a href="arg_squad.html" target="_blank"&gt;</text:p>
      <text:p text:style-name="P3"><text:s text:c="12"/>&lt;img src="argentina.png" style="width:33%;height:100%;border:0;"&gt;</text:p>
      <text:p text:style-name="P3"><text:s text:c="8"/>&lt;/a&gt;</text:p>
      <text:p text:style-name="P3"></text:p>
      <text:p text:style-name="P3"><text:s text:c="8"/>&lt;a href="brz_squad.html" target="_blank"&gt;</text:p>
      <text:p text:style-name="P3"><text:s text:c="12"/>&lt;img src="brazil.png" style="width:33%;height:100%;border:0;"&gt;</text:p>
      <text:p text:style-name="P3"><text:s text:c="8"/>&lt;/a&gt;</text:p>
      <text:p text:style-name="P3"></text:p>
      <text:p text:style-name="P3"><text:s text:c="8"/>&lt;a href="col_squad.html" target="_blank"&gt;</text:p>
      <text:p text:style-name="P3"><text:s text:c="12"/>&lt;img src="columbia.jpg" style="width:33%;height:100%;border:0;"&gt;</text:p>
      <text:p text:style-name="P3"><text:s text:c="8"/>&lt;/a&gt;</text:p>
      <text:p text:style-name="P3"><text:s text:c="4"/>&lt;/body&gt;</text:p>
      <text:p text:style-name="P3"></text:p>
      <text:p text:style-name="P3">&lt;/html&gt;</text:p>
      <text:p text:style-name="P3">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Asia.html</text:p>
      <text:p text:style-name="P2"/>
      <text:p text:style-name="P3">&lt;html&gt;</text:p>
      <text:p text:style-name="P3"></text:p>
      <text:p text:style-name="P3"><text:s text:c="4"/>&lt;body&gt;</text:p>
      <text:p text:style-name="P3"><text:s text:c="9"/>&lt;a href="sutk_squad.html" target="_blank"&gt;</text:p>
      <text:p text:style-name="P3"><text:s text:c="12"/>&lt;img src="southKorea.jpg" style="width:33%;height:100%;border:0;"&gt;</text:p>
      <text:p text:style-name="P3"><text:s text:c="8"/>&lt;/a&gt;</text:p>
      <text:p text:style-name="P3"></text:p>
      <text:p text:style-name="P3"><text:s text:c="8"/>&lt;a href="jap_squad.html" target="_blank"&gt;</text:p>
      <text:p text:style-name="P3"><text:s text:c="12"/>&lt;img src="japan.jpg" style="width:33%;height:100%;border:0;"&gt;</text:p>
      <text:p text:style-name="P3"><text:s text:c="8"/>&lt;/a&gt;</text:p>
      <text:p text:style-name="P3"></text:p>
      <text:p text:style-name="P3"><text:s text:c="8"/>&lt;a href="ira.html" target="_blank"&gt;</text:p>
      <text:p text:style-name="P3"><text:s text:c="12"/>&lt;img src="iran.png" style="width:33%;height:100%;border:0;"&gt;</text:p>
      <text:p text:style-name="P3"><text:s text:c="8"/>&lt;/a&gt;</text:p>
      <text:p text:style-name="P3"><text:s text:c="4"/>&lt;/body&gt;</text:p>
      <text:p text:style-name="P3"></text:p>
      <text:p text:style-name="P3">&lt;/html&gt;</text:p>
      <text:p text:style-name="P3"/>
      <text:p text:style-name="P2">arg_squad.html</text:p>
      <text:p text:style-name="P2"/>
      <text:p text:style-name="P2"><text:span text:style-name="T1">&lt;html&gt;</text:span></text:p>
      <text:p text:style-name="P2"><text:span text:style-name="T1"></text:span></text:p>
      <text:p text:style-name="P2"><text:span text:style-name="T1"><text:tab/>&lt;head&gt;</text:span></text:p>
      <text:p text:style-name="P2"><text:span text:style-name="T1"></text:span></text:p>
      <text:p text:style-name="P2"><text:span text:style-name="T1"><text:tab/><text:tab/>&lt;h3 style = "color:Tomato;"&gt;</text:span></text:p>
      <text:p text:style-name="P2"><text:span text:style-name="T1"><text:tab/><text:tab/>&lt;div align = "center"&gt;</text:span></text:p>
      <text:p text:style-name="P2"><text:span text:style-name="T1"><text:tab/><text:tab/><text:tab/>ARGENTINA</text:span></text:p>
      <text:p text:style-name="P2"><text:span text:style-name="T1"><text:tab/><text:tab/>&lt;/div&gt;</text:span></text:p>
      <text:p text:style-name="P2"><text:span text:style-name="T1"><text:tab/><text:tab/>&lt;/h3&gt;</text:span></text:p>
      <text:p text:style-name="P2"><text:span text:style-name="T1"></text:span></text:p>
      <text:p text:style-name="P2"><text:span text:style-name="T1"><text:tab/> &lt;/head&gt;</text:span></text:p>
      <text:p text:style-name="P2"><text:span text:style-name="T1"></text:span></text:p>
      <text:p text:style-name="P2"><text:span text:style-name="T1"><text:tab/> &lt;body&gt;</text:span></text:p>
      <text:p text:style-name="P2"><text:span text:style-name="T1"></text:span></text:p>
      <text:p text:style-name="P2"><text:span text:style-name="T1"><text:tab/> <text:tab/>&lt;hr&gt;&lt;h5&gt;GOALKEEPER <text:s/>:&lt;/h5&gt; <text:s/>Caballero &lt;br&gt;&lt;br&gt;&lt;hr&gt;</text:span></text:p>
      <text:p text:style-name="P2"><text:span text:style-name="T1"><text:tab/> <text:tab/>&lt;hr&gt;&lt;h5&gt;DEFENDERS <text:s text:c="2"/>:&lt;/h5&gt; <text:s/>Mercado,Oatamendi,Rojo,Acuna&lt;br&gt;&lt;br&gt;&lt;hr&gt;</text:span></text:p>
      <text:p text:style-name="P2"><text:span text:style-name="T1"><text:tab/> <text:tab/>&lt;hr&gt;&lt;h5&gt;MIDFEILDERS :&lt;/h5&gt; <text:s/>Biglia,Banega,Macherano,Di Maria&lt;br&gt;&lt;br&gt;&lt;hr&gt;</text:span></text:p>
      <text:p text:style-name="P2"><text:span text:style-name="T1"><text:tab/> <text:tab/>&lt;hr&gt;&lt;h5&gt;FORWARDS <text:s text:c="3"/>:&lt;/h5&gt; <text:s/>Messi,Aguero,Higuain,Dybala&lt;br&gt;&lt;br&gt;&lt;hr&gt;</text:span></text:p>
      <text:p text:style-name="P2"><text:span text:style-name="T1"></text:span></text:p>
      <text:p text:style-name="P2"><text:span text:style-name="T1"><text:tab/> &lt;/body&gt;</text:span></text:p>
      <text:p text:style-name="P2"><text:span text:style-name="T1"></text:span></text:p>
      <text:p text:style-name="P2"><text:span text:style-name="T1">&lt;/html&gt;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rz_squad.html</text:p>
      <text:p text:style-name="P3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BRAZIL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Allison &lt;br&gt;&lt;br&gt;&lt;hr&gt;</text:p>
      <text:p text:style-name="P3"><text:tab/> <text:tab/>&lt;hr&gt;&lt;h5&gt;DEFENDERS <text:s text:c="2"/>:&lt;/h5&gt; <text:s/>Danilo,Silva,Marquiniohs,Marcelo&lt;br&gt;&lt;br&gt;&lt;hr&gt;</text:p>
      <text:p text:style-name="P3"><text:tab/> <text:tab/>&lt;hr&gt;&lt;h5&gt;MIDFEILDERS :&lt;/h5&gt; <text:s/>Casemiro,PaulinohCoutinoh,Fernandinoh&lt;br&gt;&lt;br&gt;&lt;hr&gt;</text:p>
      <text:p text:style-name="P3"><text:tab/> <text:tab/>&lt;hr&gt;&lt;h5&gt;FORWARDS <text:s text:c="3"/>:&lt;/h5&gt; <text:s/>Neymar,Jesus,Costa,Firminoh&lt;br&gt;&lt;br&gt;&lt;hr&gt;</text:p>
      <text:p text:style-name="P3"></text:p>
      <text:p text:style-name="P3"><text:tab/> &lt;/body&gt;</text:p>
      <text:p text:style-name="P3"></text:p>
      <text:p text:style-name="P3">&lt;/html&gt;</text:p>
      <text:p text:style-name="P3"/>
      <text:p text:style-name="P2">col_squad.html</text:p>
      <text:p text:style-name="P2"/>
      <text:p text:style-name="P2"><text:span text:style-name="T1">&lt;html&gt;</text:span></text:p>
      <text:p text:style-name="P2"><text:span text:style-name="T1"></text:span></text:p>
      <text:p text:style-name="P2"><text:span text:style-name="T1"><text:tab/>&lt;head&gt;</text:span></text:p>
      <text:p text:style-name="P2"><text:span text:style-name="T1"></text:span></text:p>
      <text:p text:style-name="P2"><text:span text:style-name="T1"><text:tab/><text:tab/>&lt;h3 style = "color:Tomato;"&gt;</text:span></text:p>
      <text:p text:style-name="P2"><text:span text:style-name="T1"><text:tab/><text:tab/>&lt;div align = "center"&gt;</text:span></text:p>
      <text:p text:style-name="P2"><text:span text:style-name="T1"><text:tab/><text:tab/><text:tab/>COLUMBIA</text:span></text:p>
      <text:p text:style-name="P2"><text:span text:style-name="T1"><text:tab/><text:tab/>&lt;/div&gt;</text:span></text:p>
      <text:p text:style-name="P2"><text:span text:style-name="T1"><text:tab/><text:tab/>&lt;/h3&gt;</text:span></text:p>
      <text:p text:style-name="P2"><text:span text:style-name="T1"></text:span></text:p>
      <text:p text:style-name="P2"><text:span text:style-name="T1"><text:tab/> &lt;/head&gt;</text:span></text:p>
      <text:p text:style-name="P2"><text:span text:style-name="T1"></text:span></text:p>
      <text:p text:style-name="P2"><text:span text:style-name="T1"><text:tab/> &lt;body&gt;</text:span></text:p>
      <text:p text:style-name="P2"><text:span text:style-name="T1"></text:span></text:p>
      <text:p text:style-name="P2"><text:span text:style-name="T1"><text:tab/> <text:tab/>&lt;hr&gt;&lt;h5&gt;GOALKEEPER <text:s/>:&lt;/h5&gt; <text:s/>Ospina &lt;br&gt;&lt;br&gt;&lt;hr&gt;</text:span></text:p>
      <text:p text:style-name="P2"><text:span text:style-name="T1"><text:tab/> <text:tab/>&lt;hr&gt;&lt;h5&gt;DEFENDERS <text:s text:c="2"/>:&lt;/h5&gt; Zapata,Sanchez,Mina,Arias&lt;br&gt;&lt;br&gt;&lt;hr&gt;</text:span></text:p>
      <text:p text:style-name="P2"><text:span text:style-name="T1"><text:tab/> <text:tab/>&lt;hr&gt;&lt;h5&gt;MIDFEILDERS :&lt;/h5&gt; <text:s/>Barios,Roudrigez,Cuadrado,Uribe&lt;br&gt;&lt;br&gt;&lt;hr&gt;</text:span></text:p>
      <text:p text:style-name="P2"><text:span text:style-name="T1"><text:tab/> <text:tab/>&lt;hr&gt;&lt;h5&gt;FORWARDS <text:s text:c="3"/>:&lt;/h5&gt; <text:s/>Falcao,Borja,Muriel&lt;br&gt;&lt;br&gt;&lt;hr&gt;</text:span></text:p>
      <text:p text:style-name="P2"><text:span text:style-name="T1"></text:span></text:p>
      <text:p text:style-name="P2"><text:span text:style-name="T1"><text:tab/> &lt;/body&gt;</text:span></text:p>
      <text:p text:style-name="P2"><text:span text:style-name="T1"></text:span></text:p>
      <text:p text:style-name="P2"><text:span text:style-name="T1">&lt;/html&gt;</text:span></text:p>
      <text:p text:style-name="P2"/>
      <text:p text:style-name="P2"/>
      <text:p text:style-name="P2"><text:soft-page-break/>esp_squad.html</text:p>
      <text:p text:style-name="P2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ESPAIN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De Gea &lt;br&gt;&lt;br&gt;&lt;hr&gt;</text:p>
      <text:p text:style-name="P3"><text:tab/> <text:tab/>&lt;hr&gt;&lt;h5&gt;DEFENDERS <text:s text:c="2"/>:&lt;/h5&gt; <text:s/>Carvajal,Ramos,Pique,Alba&lt;br&gt;&lt;br&gt;&lt;hr&gt;</text:p>
      <text:p text:style-name="P3"><text:tab/> <text:tab/>&lt;hr&gt;&lt;h5&gt;MIDFEILDERS :&lt;/h5&gt; <text:s/>Iniesta,Busqet,Isco,Asensio&lt;br&gt;&lt;br&gt;&lt;hr&gt;</text:p>
      <text:p text:style-name="P3"><text:tab/> <text:tab/>&lt;hr&gt;&lt;h5&gt;FORWARDS <text:s text:c="3"/>:&lt;/h5&gt; <text:s/>Costa,Vazques,Aspas,Rodrigo&lt;br&gt;&lt;br&gt;&lt;hr&gt;</text:p>
      <text:p text:style-name="P3"></text:p>
      <text:p text:style-name="P3"><text:tab/> &lt;/body&gt;</text:p>
      <text:p text:style-name="P3"></text:p>
      <text:p text:style-name="P3">&lt;/html&gt;</text:p>
      <text:p text:style-name="P3"/>
      <text:p text:style-name="P2">eng_squad.html</text:p>
      <text:p text:style-name="P2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ENGLAND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Pickford &lt;br&gt;&lt;br&gt;&lt;hr&gt;</text:p>
      <text:p text:style-name="P3"><text:tab/> <text:tab/>&lt;hr&gt;&lt;h5&gt;DEFENDERS <text:s text:c="2"/>:&lt;/h5&gt; <text:s/>Walker,Stones,Rose,Young&lt;br&gt;&lt;br&gt;&lt;hr&gt;</text:p>
      <text:p text:style-name="P3"><text:tab/> <text:tab/>&lt;hr&gt;&lt;h5&gt;MIDFEILDERS :&lt;/h5&gt; <text:s/>Dier,Lingard,Henderson,Dele&lt;br&gt;&lt;br&gt;&lt;hr&gt;</text:p>
      <text:p text:style-name="P3"><text:tab/> <text:tab/>&lt;hr&gt;&lt;h5&gt;FORWARDS <text:s text:c="3"/>:&lt;/h5&gt; <text:s/>Kane,Rashford,Vardy,Sterling&lt;br&gt;&lt;br&gt;&lt;hr&gt;</text:p>
      <text:p text:style-name="P3"></text:p>
      <text:p text:style-name="P3"><text:tab/> &lt;/body&gt;</text:p>
      <text:p text:style-name="P3"></text:p>
      <text:p text:style-name="P3">&lt;/html&gt;</text:p>
      <text:p text:style-name="P3"/>
      <text:p text:style-name="P3"/>
      <text:p text:style-name="P3"/>
      <text:p text:style-name="P2"><text:soft-page-break/>ger_squad.html</text:p>
      <text:p text:style-name="P2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MediumSeaGreen;"&gt;</text:p>
      <text:p text:style-name="P3"><text:tab/><text:tab/>&lt;div align = "center"&gt;</text:p>
      <text:p text:style-name="P3"><text:tab/><text:tab/><text:tab/>GERMANY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Neuer &lt;br&gt;&lt;br&gt;&lt;hr&gt;</text:p>
      <text:p text:style-name="P3"><text:tab/> <text:tab/>&lt;hr&gt;&lt;h5&gt;DEFENDERS <text:s text:c="2"/>:&lt;/h5&gt; <text:s/>Kimmich,Boateng,Hummels,Rudiger&lt;br&gt;&lt;br&gt;&lt;hr&gt;</text:p>
      <text:p text:style-name="P3"><text:tab/> <text:tab/>&lt;hr&gt;&lt;h5&gt;MIDFEILDERS :&lt;/h5&gt; <text:s/>Ozil,Kroos,Khedira,Gundogan&lt;br&gt;&lt;br&gt;&lt;hr&gt;</text:p>
      <text:p text:style-name="P3"><text:tab/> <text:tab/>&lt;hr&gt;&lt;h5&gt;FORWARDS <text:s text:c="3"/>:&lt;/h5&gt; <text:s/>Muller,Werner,Gomez,Draxler&lt;br&gt;&lt;br&gt;&lt;hr&gt;</text:p>
      <text:p text:style-name="P3"></text:p>
      <text:p text:style-name="P3"><text:tab/> &lt;/body&gt;</text:p>
      <text:p text:style-name="P3"></text:p>
      <text:p text:style-name="P3">&lt;/html&gt;</text:p>
      <text:p text:style-name="P3"/>
      <text:p text:style-name="P2">ira.html</text:p>
      <text:p text:style-name="P2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IRAN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Beiranvand, &lt;br&gt;&lt;br&gt;&lt;hr&gt;</text:p>
      <text:p text:style-name="P3"><text:tab/> <text:tab/>&lt;hr&gt;&lt;h5&gt;DEFENDERS <text:s text:c="2"/>:&lt;/h5&gt; <text:s/>Hajsafi,Ezatolahi,Ansarifard,Rezaeian&lt;br&gt;&lt;br&gt;&lt;hr&gt;</text:p>
      <text:p text:style-name="P3"><text:tab/> <text:tab/>&lt;hr&gt;&lt;h5&gt;MIDFEILDERS :&lt;/h5&gt; <text:s/>Pouraliganj,Jahanbakhsh, Hosseini,Azmoun,&lt;br&gt;&lt;br&gt;&lt;hr&gt;</text:p>
      <text:p text:style-name="P3"><text:tab/> <text:tab/>&lt;hr&gt;&lt;h5&gt;FORWARDS <text:s text:c="3"/>:&lt;/h5&gt; <text:s/>Ebrahimi,Amiri,,Azmoun&lt;br&gt;&lt;br&gt;&lt;hr&gt;</text:p>
      <text:p text:style-name="P3"></text:p>
      <text:p text:style-name="P3"><text:tab/> &lt;/body&gt;</text:p>
      <text:p text:style-name="P3"></text:p>
      <text:p text:style-name="P3">&lt;/html&gt;</text:p>
      <text:p text:style-name="P2"><text:soft-page-break/>jap_squad.html</text:p>
      <text:p text:style-name="P2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JAPAN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Kawashima &lt;br&gt;&lt;br&gt;&lt;hr&gt;</text:p>
      <text:p text:style-name="P3"><text:tab/> <text:tab/>&lt;hr&gt;&lt;h5&gt;DEFENDERS <text:s text:c="2"/>:&lt;/h5&gt; <text:s/>Ueda,Shoji,Sakai,Yoshida&lt;br&gt;&lt;br&gt;&lt;hr&gt;</text:p>
      <text:p text:style-name="P3"><text:tab/> <text:tab/>&lt;hr&gt;&lt;h5&gt;MIDFEILDERS :&lt;/h5&gt; <text:s/>Honda,Kagawa,Inui,Oshima&lt;br&gt;&lt;br&gt;&lt;hr&gt;</text:p>
      <text:p text:style-name="P3"><text:tab/> <text:tab/>&lt;hr&gt;&lt;h5&gt;FORWARDS <text:s text:c="3"/>:&lt;/h5&gt; <text:s/>Okazaki,Muto,Osaka&lt;br&gt;&lt;br&gt;&lt;hr&gt;</text:p>
      <text:p text:style-name="P3"></text:p>
      <text:p text:style-name="P3"><text:tab/> &lt;/body&gt;</text:p>
      <text:p text:style-name="P3"></text:p>
      <text:p text:style-name="P3">&lt;/html&gt;</text:p>
      <text:p text:style-name="P3"/>
      <text:p text:style-name="P2">sutk_squad.html</text:p>
      <text:p text:style-name="P2"/>
      <text:p text:style-name="P3">&lt;html&gt;</text:p>
      <text:p text:style-name="P3"></text:p>
      <text:p text:style-name="P3"><text:tab/>&lt;head&gt;</text:p>
      <text:p text:style-name="P3"></text:p>
      <text:p text:style-name="P3"><text:tab/><text:tab/>&lt;h3 style = "color:Tomato;"&gt;</text:p>
      <text:p text:style-name="P3"><text:tab/><text:tab/>&lt;div align = "center"&gt;</text:p>
      <text:p text:style-name="P3"><text:tab/><text:tab/><text:tab/>SOUTH KOREA</text:p>
      <text:p text:style-name="P3"><text:tab/><text:tab/>&lt;/div&gt;</text:p>
      <text:p text:style-name="P3"><text:tab/><text:tab/>&lt;/h3&gt;</text:p>
      <text:p text:style-name="P3"></text:p>
      <text:p text:style-name="P3"><text:tab/> &lt;/head&gt;</text:p>
      <text:p text:style-name="P3"></text:p>
      <text:p text:style-name="P3"><text:tab/> &lt;body&gt;</text:p>
      <text:p text:style-name="P3"></text:p>
      <text:p text:style-name="P3"><text:tab/> <text:tab/>&lt;hr&gt;&lt;h5&gt;GOALKEEPER <text:s/>:&lt;/h5&gt; <text:s/>Seng-gyu &lt;br&gt;&lt;br&gt;&lt;hr&gt;</text:p>
      <text:p text:style-name="P3"><text:tab/> <text:tab/>&lt;hr&gt;&lt;h5&gt;DEFENDERS <text:s text:c="2"/>:&lt;/h5&gt; <text:s/>Young-gwon,Hyun-Soo,Joo-Hoo,Chul&lt;br&gt;&lt;br&gt;&lt;hr&gt;</text:p>
      <text:p text:style-name="P3"><text:tab/> <text:tab/>&lt;hr&gt;&lt;h5&gt;MIDFEILDERS :&lt;/h5&gt; <text:s/>Syun-Yeng,Ban-Suk,Seon-Min,Se-jong&lt;br&gt;&lt;br&gt;&lt;hr&gt;</text:p>
      <text:p text:style-name="P3"><text:tab/> <text:tab/>&lt;hr&gt;&lt;h5&gt;FORWARDS <text:s text:c="3"/>:&lt;/h5&gt; <text:s/>Kagawa,Wook,Heung-min&lt;br&gt;&lt;br&gt;&lt;hr&gt;</text:p>
      <text:p text:style-name="P3"></text:p>
      <text:p text:style-name="P3"><text:tab/> &lt;/body&gt;</text:p>
      <text:p text:style-name="P3"></text:p>
      <text:p text:style-name="P3">&lt;/html&gt;</text:p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8:26:25.563628506</meta:creation-date>
    <dc:date>2018-07-10T18:37:38.562167838</dc:date>
    <meta:editing-duration>P0D</meta:editing-duration>
    <meta:editing-cycles>1</meta:editing-cycles>
    <meta:document-statistic meta:table-count="0" meta:image-count="0" meta:object-count="0" meta:page-count="8" meta:paragraph-count="297" meta:word-count="417" meta:character-count="5923" meta:non-whitespace-character-count="4745"/>
    <meta:generator>LibreOffice/4.2.8.2$Linux_X86_64 LibreOffice_project/420m0$Build-2</meta:generator>
  </office:meta>
</office:document-meta>
</file>